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00cc00" draw:textarea-horizontal-align="justify" draw:textarea-vertical-align="middle" draw:auto-grow-height="false" fo:min-height="5.198cm" fo:min-width="5.2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cm" fo:min-width="0.16cm"/>
    </style:style>
    <style:style style:name="gr3" style:family="graphic" style:parent-style-name="objectwithoutfill">
      <style:graphic-properties svg:stroke-width="0.053cm" svg:stroke-color="#000000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9900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13.06cm"/>
    </style:style>
    <style:style style:name="gr6" style:family="graphic" style:parent-style-name="objectwithoutfill">
      <style:graphic-properties svg:stroke-width="0.053cm" svg:stroke-color="#ff3333" draw:marker-start-width="0.242cm" draw:marker-end-width="0.242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3.598cm" fo:min-width="2.36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348cm" fo:padding-top="0.151cm" fo:padding-bottom="0.151cm" fo:padding-left="0.276cm" fo:padding-right="0.276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text-properties fo:color="#ffffff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9pt" fo:font-weight="bold" style:font-size-asian="8pt" style:font-weight-asian="bold" style:font-size-complex="8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5cm" svg:height="5.5cm" svg:x="1.35cm" svg:y="2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6cm" svg:height="1.65cm" svg:x="8.7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6cm" svg:x2="5.9cm" svg:y2="6.2cm">
          <text:p/>
        </draw:line>
        <draw:line draw:style-name="gr4" draw:text-style-name="P3" draw:layer="layout" svg:x1="8.8cm" svg:y1="5.7cm" svg:x2="8.8cm" svg:y2="6cm">
          <text:p/>
        </draw:line>
        <draw:line draw:style-name="gr4" draw:text-style-name="P3" draw:layer="layout" svg:x1="7.215cm" svg:y1="5.7cm" svg:x2="8.8cm" svg:y2="5.7cm">
          <text:p/>
        </draw:line>
        <draw:line draw:style-name="gr3" draw:text-style-name="P3" draw:layer="layout" svg:x1="7.2cm" svg:y1="5.992cm" svg:x2="7.65cm" svg:y2="5.992cm">
          <text:p/>
        </draw:line>
        <draw:line draw:style-name="gr4" draw:text-style-name="P3" draw:layer="layout" svg:x1="4.9cm" svg:y1="5.7cm" svg:x2="6.6cm" svg:y2="5.7cm">
          <text:p/>
        </draw:line>
        <draw:line draw:style-name="gr4" draw:text-style-name="P3" draw:layer="layout" svg:x1="5.8cm" svg:y1="4.8cm" svg:x2="5.8cm" svg:y2="5.7cm">
          <text:p/>
        </draw:line>
        <draw:frame draw:style-name="gr5" draw:text-style-name="P4" draw:layer="layout" svg:width="1.6cm" svg:height="1.113cm" svg:x="5.2cm" svg:y="3.137cm">
          <draw:text-box>
            <text:p><text:span text:style-name="T1">+3.3V</text:span></text:p>
          </draw:text-box>
        </draw:frame>
        <draw:line draw:style-name="gr3" draw:text-style-name="P3" draw:layer="layout" svg:x1="5.9cm" svg:y1="5.993cm" svg:x2="6.6cm" svg:y2="5.993cm">
          <text:p/>
        </draw:line>
        <draw:line draw:style-name="gr3" draw:text-style-name="P3" draw:layer="layout" svg:x1="4.9cm" svg:y1="6.2cm" svg:x2="5.9cm" svg:y2="6.2cm">
          <text:p/>
        </draw:line>
        <draw:line draw:style-name="gr6" draw:text-style-name="P3" draw:layer="layout" svg:x1="5.8cm" svg:y1="3.7cm" svg:x2="5.8cm" svg:y2="4.25cm">
          <text:p/>
        </draw:line>
        <draw:frame draw:style-name="gr5" draw:text-style-name="P4" draw:layer="layout" svg:width="2.15cm" svg:height="1.495cm" svg:x="5.8cm" svg:y="4.1cm">
          <draw:text-box>
            <text:p><text:span text:style-name="T1">1k Or 4.7k</text:span></text:p>
          </draw:text-box>
        </draw:frame>
        <draw:custom-shape draw:style-name="gr7" draw:text-style-name="P2" draw:layer="layout" svg:width="0.47cm" svg:height="0.6cm" svg:x="6.73cm" svg:y="5.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cm" svg:height="0.8cm" svg:x="5.65cm" svg:y="4.2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2.92cm" svg:height="3.9cm" svg:x="1.95cm" svg:y="3.3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2.475cm" svg:height="1.356cm" svg:x="2.569cm" svg:y="5.845cm">
            <draw:text-box>
              <text:p text:style-name="P6"><text:span text:style-name="T2">VSSA</text:span></text:p>
              <text:p text:style-name="P6"><text:span text:style-name="T3">analog</text:span></text:p>
              <text:p text:style-name="P6"><text:span text:style-name="T3">ground</text:span></text:p>
            </draw:text-box>
          </draw:frame>
          <draw:frame draw:style-name="gr5" draw:text-style-name="P8" draw:layer="layout" svg:width="2.027cm" svg:height="1.113cm" svg:x="3.7cm" svg:y="5.334cm">
            <draw:text-box>
              <text:p><text:span text:style-name="T2">ADC</text:span></text:p>
            </draw:text-box>
          </draw:frame>
          <draw:frame draw:style-name="gr5" draw:text-style-name="P8" draw:layer="layout" svg:width="3.3cm" svg:height="1.12cm" svg:x="2.1cm" svg:y="3.83cm">
            <draw:text-box>
              <text:p><text:span text:style-name="T2">Processor</text:span></text:p>
            </draw:text-box>
          </draw:frame>
        </draw:g>
        <draw:line draw:style-name="gr4" draw:text-style-name="P3" draw:layer="layout" svg:x1="5.4cm" svg:y1="5.711cm" svg:x2="5.4cm" svg:y2="5.9cm">
          <text:p/>
        </draw:line>
        <draw:line draw:style-name="gr3" draw:text-style-name="P3" draw:layer="layout" svg:x1="5.4cm" svg:y1="6cm" svg:x2="5.4cm" svg:y2="6.2cm">
          <text:p/>
        </draw:line>
        <draw:g>
          <draw:line draw:style-name="gr3" draw:text-style-name="P3" draw:layer="layout" svg:x1="5.25cm" svg:y1="5.892cm" svg:x2="5.55cm" svg:y2="5.892cm">
            <text:p/>
          </draw:line>
          <draw:ellipse draw:style-name="gr10" draw:text-style-name="P9" draw:layer="layout" svg:width="0.905cm" svg:height="1.05cm" svg:x="4.95cm" svg:y="6.019cm" draw:kind="arc" draw:start-angle="70.98" draw:end-angle="109.73">
            <text:p/>
          </draw:ellipse>
        </draw:g>
        <draw:custom-shape draw:style-name="gr11" draw:text-style-name="P2" draw:layer="layout" svg:width="0.1cm" svg:height="0.1cm" svg:x="6.6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1cm" svg:height="0.1cm" svg:x="6.601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9cm" svg:height="0.7cm" svg:x="7.2cm" svg:y="6.05cm">
          <draw:text-box>
            <text:p><text:span text:style-name="T1">thermistor</text:span></text:p>
          </draw:text-box>
        </draw:frame>
        <draw:line draw:style-name="gr3" draw:text-style-name="P3" draw:layer="layout" svg:x1="4.885cm" svg:y1="4.893cm" svg:x2="5.2cm" svg:y2="4.893cm">
          <text:p/>
        </draw:line>
        <draw:line draw:style-name="gr3" draw:text-style-name="P3" draw:layer="layout" svg:x1="4.9cm" svg:y1="5.293cm" svg:x2="5.215cm" svg:y2="5.293cm">
          <text:p/>
        </draw:line>
        <draw:line draw:style-name="gr3" draw:text-style-name="P3" draw:layer="layout" svg:x1="4.885cm" svg:y1="4.093cm" svg:x2="5.2cm" svg:y2="4.093cm">
          <text:p/>
        </draw:line>
        <draw:line draw:style-name="gr3" draw:text-style-name="P3" draw:layer="layout" svg:x1="4.9cm" svg:y1="4.493cm" svg:x2="5.215cm" svg:y2="4.493cm">
          <text:p/>
        </draw:line>
        <draw:line draw:style-name="gr3" draw:text-style-name="P3" draw:layer="layout" svg:x1="4.9cm" svg:y1="3.693cm" svg:x2="5.215cm" svg:y2="3.693cm">
          <text:p/>
        </draw:line>
        <draw:line draw:style-name="gr12" draw:text-style-name="P3" draw:layer="layout" svg:x1="4.55cm" svg:y1="3cm" svg:x2="4.55cm" svg:y2="3.35cm">
          <text:p/>
        </draw:line>
        <draw:line draw:style-name="gr12" draw:text-style-name="P3" draw:layer="layout" svg:x1="4.15cm" svg:y1="3cm" svg:x2="4.15cm" svg:y2="3.35cm">
          <text:p/>
        </draw:line>
        <draw:line draw:style-name="gr12" draw:text-style-name="P3" draw:layer="layout" svg:x1="3.75cm" svg:y1="3cm" svg:x2="3.75cm" svg:y2="3.35cm">
          <text:p/>
        </draw:line>
        <draw:line draw:style-name="gr12" draw:text-style-name="P3" draw:layer="layout" svg:x1="3.35cm" svg:y1="3cm" svg:x2="3.35cm" svg:y2="3.35cm">
          <text:p/>
        </draw:line>
        <draw:line draw:style-name="gr12" draw:text-style-name="P3" draw:layer="layout" svg:x1="2.95cm" svg:y1="3cm" svg:x2="2.95cm" svg:y2="3.35cm">
          <text:p/>
        </draw:line>
        <draw:line draw:style-name="gr12" draw:text-style-name="P3" draw:layer="layout" svg:x1="2.55cm" svg:y1="3cm" svg:x2="2.55cm" svg:y2="3.35cm">
          <text:p/>
        </draw:line>
        <draw:line draw:style-name="gr12" draw:text-style-name="P3" draw:layer="layout" svg:x1="2.15cm" svg:y1="3cm" svg:x2="2.15cm" svg:y2="3.35cm">
          <text:p/>
        </draw:line>
        <draw:line draw:style-name="gr4" draw:text-style-name="P3" draw:layer="layout" svg:x1="8.416cm" svg:y1="6cm" svg:x2="8.8cm" svg:y2="6cm">
          <text:p/>
        </draw:line>
        <draw:custom-shape draw:style-name="gr13" draw:text-style-name="P2" draw:layer="layout" svg:width="0.9cm" svg:height="0.3cm" svg:x="7.55cm" svg:y="5.8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0.866cm" svg:height="0.712cm" svg:x="7.678cm" svg:y="5.7cm">
          <draw:text-box>
            <text:p><text:span text:style-name="T4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17:45:44.015000000</meta:creation-date>
    <dc:date>2016-05-22T17:46:54.124000000</dc:date>
    <meta:editing-duration>PT3H27M16S</meta:editing-duration>
    <meta:editing-cycles>13</meta:editing-cycles>
    <meta:generator>LibreOffice/5.1.3.2$Windows_x86 LibreOffice_project/644e4637d1d8544fd9f56425bd6cec110e49301b</meta:generator>
    <meta:document-statistic meta:object-count="43"/>
  </office:meta>
</office:document-meta>
</file>